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Symbolic Cognition and High-Dimensional Thought: Frameworks and Insights</text:h>
      <text:h text:style-name="Heading_20_2" text:outline-level="2">Internal Symbol Systems Before Language</text:h>
      <text:p text:style-name="Text_20_body">Cognitive science and philosophy of mind have long posited that humans (and even animals) can form <text:span text:style-name="Strong_20_Emphasis">internal symbolic representations</text:span> prior to putting thoughts into words. The <text:span text:style-name="Strong_20_Emphasis">Language of Thought Hypothesis (LOTH)</text:span>, famously advanced by Jerry Fodor, argues that thinking occurs in an internal <text:span text:style-name="Emphasis">mental language</text:span> (sometimes called <text:span text:style-name="Emphasis">Mentalese</text:span>) which has its own “words” and “syntax” independent of any spoken tongue. In this view, when you grasp a concept or solve a problem in your head, you are manipulating symbolic structures internally – a process of <text:span text:style-name="Emphasis">symbolic resolution</text:span> – before translating it into natural language to communicate. This helps explain how we can have complex thoughts that are hard to verbalize. Developmental studies likewise suggest that infants possess pre-linguistic conceptual abilities (for example, understanding basic physics or arithmetic) – evidence that <text:span text:style-name="Emphasis">symbol processing capacity underlies thought</text:span> even in the absence of language. Such findings reinforce the idea that our minds maintain a rich <text:span text:style-name="Strong_20_Emphasis">inner model of the world</text:span> composed of symbols, images, and concepts that don’t always have direct words attached.</text:p>
      <text:p text:style-name="Text_20_body">Researchers in cognitive neuroscience also explore how the brain might implement this pre-verbal symbolic thinking. Some propose that <text:span text:style-name="Strong_20_Emphasis">mental imagery</text:span> and <text:span text:style-name="Emphasis">conceptual maps</text:span> in the brain serve as a bridge between raw perception and language. For instance, when a mathematician intuitively “sees” the solution to a problem or an artist envisions a scene, they are operating in this internal symbolic medium. Cognitive architectures like <text:span text:style-name="Emphasis">ACT-R</text:span> and <text:span text:style-name="Emphasis">Soar</text:span> (classic symbolic frameworks) assume a level of mental representation where information is encoded in symbolic structures (chunks, productions, etc.) before any linguistic output. Cognitive linguists such as Ray Jackendoff have similarly argued that there is a <text:span text:style-name="Strong_20_Emphasis">“conceptual structure”</text:span> in the mind – an abstract language-independent layer of thought – to which language then maps. All these perspectives underscore that <text:span text:style-name="Strong_20_Emphasis">symbolic cognition</text:span> is not just a product of language; rather, language is often the <text:span text:style-name="Emphasis">output format</text:span> of a deeper, high-dimensional internal code. This sets the stage for understanding why some insights can feel <text:span text:style-name="Emphasis">internally coherent yet hard to explain</text:span>: they originate in a form more nuanced than our everyday speech.</text:p>
      <text:h text:style-name="Heading_20_2" text:outline-level="2">Nonlinear and High-Dimensional Cognitive Architectures</text:h>
      <text:p text:style-name="Text_20_body">Traditionally, human thought was compared to logical, sequential reasoning – a step-by-step symbolic manipulation. However, modern theories and AI models highlight that much cognition is <text:span text:style-name="Strong_20_Emphasis">nonlinear, parallel, and high-dimensional</text:span> in nature. For example, the brain’s neural networks encode concepts in patterns of activation across many neurons simultaneously, rather than in neat serial propositions. <text:span text:style-name="Strong_20_Emphasis">Vector Symbolic Architectures (VSA)</text:span> offer one framework to understand this: in a VSA, information is represented by high-dimensional vectors, and cognitive operations are performed by algebraic manipulations of these vectors. Recent work by Kelly <text:span text:style-name="Emphasis">et al.</text:span> (2024) demonstrates that key components of cognition (like memory retrieval, learning, and decision-making) can be implemented as operations in a <text:span text:style-name="Emphasis">high-dimensional vector space</text:span>. In their model, <text:soft-page-break/>symbols are represented as vectors and combined into new states via algebra, effectively bridging the gap between pattern-based neural networks and classical symbols. Such architectures are inspired by both neuroscience and machine learning – they resemble how a brain might encode an idea as a large-scale activation pattern, a kind of <text:span text:style-name="Strong_20_Emphasis">“geometry of thought.”</text:span></text:p>
      <text:p text:style-name="Text_20_body">Notably, <text:span text:style-name="Emphasis">predictive processing</text:span> (from theories by Karl Friston and others) also portrays the brain as a nonlinear cognitive architecture. In predictive processing models, the brain is constantly generating predictions in a hierarchical, feedback-driven network, where high-level symbolic inferences and low-level sensory signals interact. An example is the proposed architecture combining <text:span text:style-name="Strong_20_Emphasis">Neural Generative Coding with holographic memory</text:span>: it treats perception and cognition as a <text:span text:style-name="Emphasis">generative model</text:span> where each layer predicts the one below. This kind of model can learn continually and encode knowledge in distributed representations (like holographic or vector-symbolic memory) while still achieving high-level cognitive tasks. The result is a system that has the pattern recognition strength of neural nets and the compositional structure of symbolic reasoning. In essence, it’s <text:span text:style-name="Emphasis">high-dimensional and nonlinear</text:span>, yet capable of internally coherent “thought” that doesn’t follow a simple linear chain.</text:p>
      <text:p text:style-name="Text_20_body">Even large-scale AI systems today illustrate the power of high-dimensional cognition. Large Language Models (LLMs) like GPT operate by navigating a <text:span text:style-name="Strong_20_Emphasis">latent semantic space</text:span> with hundreds of dimensions. Rather than reasoning stepwise with explicit symbols, an LLM represents knowledge as a position in a vast vector space (an <text:span text:style-name="Emphasis">embedding</text:span>), where meaning is encoded in the relations among points. When prompted, the model collapses this high-dimensional “meaning vector” into a coherent sequence of words. In a sense, it’s performing a kind of <text:span text:style-name="Emphasis">geometric cognition</text:span>: internally, it might have an insight encoded as a pattern of activations that is not human-readable, yet it must generate a linear sentence from it. This has led thinkers like Michael Levin to describe such AI cognition as a “fluid architecture of cognitive possibility” – one that holds ideas in superposition and <text:span text:style-name="Strong_20_Emphasis">collapses them to expression</text:span> only when required. By analogy, human creative thought might also involve hovering in a high-dimensional state of possibilities (intuitively feeling a complex insight) before pinning it down to a single interpretation in language or action. The interdisciplinary field of <text:span text:style-name="Strong_20_Emphasis">computational semiotics</text:span> explicitly studies such phenomena, adopting a <text:span text:style-name="Emphasis">sign-theoretic perspective</text:span> on AI and cognitive systems. Computational semiotics draws on logic, linguistics, computer science, and cognitive science to understand how meaning can be represented and processed beyond linear text. For instance, <text:span text:style-name="Strong_20_Emphasis">algebraic semiotics</text:span> (developed by Joseph Goguen) is applied to user interface design and even mathematical proofs, ensuring that when complex information is conveyed (whether to a user or between machine modules), the <text:span text:style-name="Strong_20_Emphasis">structural relations of the symbols are preserved</text:span>. All these efforts reflect an understanding that cognition natively operates in rich, nonlinear symbolic spaces – and that we need new frameworks to model and interface with this high-dimensional intelligence.</text:p>
      <text:h text:style-name="Heading_20_2" text:outline-level="2">Semiotic Overload and Psychological/Social Impacts</text:h>
      <text:p text:style-name="Text_20_body">What happens when an individual’s internal symbolic world becomes <text:span text:style-name="Emphasis">too complex or idiosyncratic</text:span> to easily share? Cognitive and clinical research suggests that <text:span text:style-name="Strong_20_Emphasis">“semiotic overload”</text:span> – carrying an overwhelming amount of meaning or pattern – can strain both social function and psychological well-being. Autism spectrum conditions provide a vivid example. Autistic cognition is often characterized by extraordinary <text:span text:style-name="Strong_20_Emphasis">pattern processing</text:span> abilities and intense focus on detail or systems. Bernard Crespi (2021) proposes that the diverse traits of autism can be unified under the concept of <text:soft-page-break/>“pattern” – autistics show enhanced pattern <text:span text:style-name="Emphasis">perception, recognition, generation, and seeking</text:span>. This can lead to rich internal schemas (for example, an autistic person might discern intricate patterns in music, numbers, or daily routines that others barely notice). However, social interaction often lacks the kind of clear, repeatable patterns that the autistic mind prefers. The <text:span text:style-name="Strong_20_Emphasis">mismatch between an internal world rich in pattern and an external social world full of ambiguity</text:span> can result in frustration or withdrawal. Crespi notes that the usual <text:span text:style-name="Emphasis">“lack of clear pattern in social interactions,”</text:span> combined with the person’s own pattern-seeking loops, contributes to the social communication difficulties in autism. In other words, an autistic individual may have internally coherent insights (even <text:span text:style-name="Emphasis">beautiful pattern-based explanations</text:span> for things) but struggle to convey them in the fluid, intuitive manner neurotypical communication expects. Recent neuroimaging findings support this: autistic people show higher organized activity in the <text:span text:style-name="Strong_20_Emphasis">default mode network</text:span> (the brain system for inward-focused thought), indicating they may engage in more extensive internal “repetitive thought patterns” (covert pattern generation) that aren’t directly observable to others. This rich inner life, if not adequately translated, can lead to loneliness or anxiety – a psychological toll of symbolic overcompression.</text:p>
      <text:p text:style-name="Text_20_body">A related phenomenon is observed in schizophrenia and schizotypal personality, where individuals often experience <text:span text:style-name="Strong_20_Emphasis">apophenia</text:span>: a tendency to see meaningful connections and symbols in random or unrelated events. In extreme form, this becomes a form of semiotic overload. Psychiatrist Klaus Conrad, who coined <text:span text:style-name="Emphasis">apophänie</text:span>, described it as an “unmotivated seeing of connections” accompanied by a sense of abnormal meaningfulness. Essentially, the person’s pattern-detector is in overdrive, imbuing every coincidence or stray detail with profound symbolic significance. While this leads to internally <text:span text:style-name="Emphasis">elaborate belief systems</text:span> or interpretations (sometimes feeling like grand revelations to the person), it can severely impair social functioning. The perceived meanings are private and idiosyncratic – e.g. a random shape in the clouds might simultaneously signify a personal message, a cosmic omen, and a code to solve – and thus <text:span text:style-name="Strong_20_Emphasis">communication breaks down</text:span>. Apophenia taken to extremes is implicated in paranoid delusions and conspiracy thinking. The individual is essentially <text:span text:style-name="Emphasis">over-compressing reality into symbols</text:span>, seeing vast import in a single sign (a license plate number isn’t just a number, but a signal from the universe, etc.). From the outside, these insights are unintelligible or labelled as disorganized thought, but from the inside they have a relentless logic. The social and mental health cost is high: relationships suffer when one cannot disentangle shared reality from personal symbolic projections, and the person can become isolated in a self-confirming interpretive bubble.</text:p>
      <text:p text:style-name="Text_20_body">Even outside pathology, the <text:span text:style-name="Strong_20_Emphasis">strain of carrying ineffable ideas</text:span> is noted in gifted creatives and mystics. Some exceptionally creative or intellectually gifted individuals report feeling distressed by the weight of ideas they cannot adequately articulate. Psychologist Kazimierz Dąbrowski’s theory of <text:span text:style-name="Emphasis">overexcitabilities</text:span> in giftedness, for instance, describes <text:span text:style-name="Emphasis">intellectual and imaginational overexcitability</text:span> – a state of racing, vivid, multilayered thought – which can lead to anxiety or depression if the person lacks avenues to express or apply these thoughts. In a sense, they experience “symbolic overload” as well: their mind generates <text:span text:style-name="Emphasis">too many associations and nuances</text:span> for a given idea, making ordinary conversation or writing feel limiting. If their social circle cannot engage with the same high-density ideas, the person might feel alienated or misunderstood. This phenomenon has been echoed by artists and writers who grapple with conveying their vision.</text:p>
      <text:p text:style-name="Text_20_body">Crucially, many <text:span text:style-name="Strong_20_Emphasis">mystical or altered-state experiences</text:span> also exemplify symbolic overcompression and its after-effects. In mystical cognition – for example, during a profound meditation or <text:soft-page-break/>psychedelic experience – people often report that they confronted <text:span text:style-name="Strong_20_Emphasis">an overwhelming “download” of insight</text:span>: an internal experience rich with symbolic or metaphoric significance, which <text:span text:style-name="Emphasis">“no adequate report can be given in words.”</text:span> William James, in <text:span text:style-name="Emphasis">The Varieties of Religious Experience</text:span>, identified <text:span text:style-name="Emphasis">ineffability</text:span> as a hallmark of mystical states, noting that the mystic feels they have learned something vast and important, <text:span text:style-name="Emphasis">“insight into depths of truth unplumbed by the discursive intellect,”</text:span> yet they struggle to express it to others. This can create social and psychological challenges after the experience: one struggles to integrate the insight, sometimes feeling isolated or frustrated that language and everyday concepts “fall short” of what they perceived. Clinically, this is recognized in integration work for psychedelic therapy – helping individuals translate their symbolic, dream-like revelations (e.g. encountering a symbol of death and rebirth) into communicable lessons or life changes. When that translation fails, the person may either abandon the insight (it remains a private reverie) or, if they insist on it, potentially experience a rift with consensus reality (occasionally leading to transient psychosis or at least interpersonal conflict if they become evangelical about an idea no one else can grasp).</text:p>
      <text:p text:style-name="Text_20_body">In summary, when our internal symbolic cognition <text:span text:style-name="Strong_20_Emphasis">carries more meaning than can easily be shared</text:span>, the result can be social disconnect or psychological distress. Autism researchers talk about the “double empathy problem,” where both the neurodivergent individual and others struggle to understand each other’s perspectives. Similarly, the mystic and the skeptic face a communication gap. These situations highlight why developing better ways to <text:span text:style-name="Emphasis">externalize and communicate complex symbolic insights</text:span> is not just an academic exercise – it has human stakes in inclusion, mental health, and collaborative understanding.</text:p>
      <text:h text:style-name="Heading_20_2" text:outline-level="2">Balancing Insight and Clarity: “Translation Threshold” Protocols</text:h>
      <text:p text:style-name="Text_20_body">How might we bridge the gap between <text:span text:style-name="Strong_20_Emphasis">symbolic insight and relational clarity</text:span> – i.e. between an internally profound idea and an explanation others can understand? The prompt’s notion of <text:span text:style-name="Emphasis">“translation threshold protocols”</text:span> speaks to methods or frameworks for <text:span text:style-name="Emphasis">converting private, high-density symbols into shared, relational language</text:span> without losing fidelity. While no single established protocol goes by this name, multiple fields have attempted solutions to this very challenge:</text:p>
      <text:list text:style-name="L1">
        <text:list-item>
          <text:p text:style-name="P1"><text:span text:style-name="Strong_20_Emphasis">Gradual Abstraction and Scaffolding:</text:span> Education and communication sciences stress introducing complex ideas through layers, using analogies and progressively refined explanations. Essentially, this is a <text:span text:style-name="Emphasis">protocol of translating</text:span> an insight by first finding simpler representational forms that approximate it, then increasing precision. For example, physics teachers don’t begin with quantum wave equations; they start with intuitive models (metaphors, diagrams) and only later add the full symbolic form. This ensures the listener’s conceptual schema is built up to handle the high-dimensional insight – crossing the “threshold” step by step. Though informal, it’s a widely applied approach to avoid overcompression of meaning. It reflects an intuitive understanding that there is an optimal <text:span text:style-name="Emphasis">rate of information transfer</text:span> beyond which listeners become lost. (In information theory terms, it’s akin to matching the compression rate to the channel capacity: too much compression and the message is distorted beyond recognition.)</text:p>
        </text:list-item>
        <text:list-item>
          <text:p text:style-name="P1"><text:span text:style-name="Strong_20_Emphasis">Specialized Languages and Notations:</text:span> Another approach is to <text:span text:style-name="Strong_20_Emphasis">expand the expressive capacity of language itself</text:span> so that less translation is needed. Constructed languages and <text:soft-page-break/>notational systems are prime examples. The conlang <text:span text:style-name="Emphasis">Ithkuil</text:span>, created by John Quijada, was explicitly designed to “convey much deeper levels of human cognition and semantic nuance/exactitude” than natural languages, and to do so concisely. Ithkuil’s grammar and lexicon allow a single word or affix to encode subtle distinctions (for example, how one arrived at an idea, one’s attitude towards it, etc.) that English might require a whole sentence or remain ambiguous about. In practice Ithkuil is extremely difficult to use, but as a <text:span text:style-name="Emphasis">conceptual project</text:span> it demonstrates how a language can be engineered toward <text:span text:style-name="Strong_20_Emphasis">symbolic fidelity</text:span> – minimizing the loss of meaning between thought and utterance. Similarly, the Blissymbolics system (developed by Charles Bliss) uses <text:span text:style-name="Strong_20_Emphasis">pictographic symbols</text:span> to represent ideas in a combinatorial way. It was an attempt at a <text:span text:style-name="Emphasis">universal visual language</text:span> that could be understood regardless of spoken tongue. Blissymbols found use in communication with people who have disabilities that impair speech: a sequence of Blissymbols can express “I want to go to the cinema” via a string of intuitive icons, preserving meaning without requiring complex grammar. While limited, such systems show that <text:span text:style-name="Strong_20_Emphasis">alternative grammars or symbol sets</text:span> can sometimes carry conceptual content more directly. Even in everyday life, we rely on specialized notations for fidelity – mathematicians use equations, musicians use notation, chemists use molecular diagrams. These are all <text:span text:style-name="Emphasis">“protocols” for translation</text:span> from mental concepts to a communicable form, optimized for minimal loss within a community. For instance, a chemist’s insight about a reaction mechanism might be nearly impossible to explain in ordinary language, but by drawing a structured diagram with arrows and chemical symbols, they achieve a high-fidelity transmission of the idea. The existence of these domain-specific symbol systems suggests that a more general <text:span text:style-name="Strong_20_Emphasis">“high-fidelity thought communication” toolkit</text:span> could be developed, drawing from formal languages, diagrams, and maybe even immersive media, to convey otherwise ineffable insights.</text:p>
        </text:list-item>
        <text:list-item>
          <text:p text:style-name="P1"><text:span text:style-name="Strong_20_Emphasis">Maintaining Relational Clarity:</text:span> A crucial part of any translation protocol is ensuring that <text:span text:style-name="Emphasis">relationships between concepts</text:span> are clear to the receiver. Tools like <text:span text:style-name="Strong_20_Emphasis">concept maps</text:span> and semantic networks serve this function. A concept map externalizes the structure of an idea as a graph: nodes for concepts, links for relations. This can preserve the <text:span text:style-name="Emphasis">relational topology</text:span> of an insight better than a linear text. For example, if your internal insight involves how A influences B, B interacts with C, and A is metaphorically like D, a concept map or knowledge graph can lay this out overtly. Researchers like John Sowa have developed <text:span text:style-name="Strong_20_Emphasis">Conceptual Graphs</text:span> as a formal knowledge representation that is logically precise but human-readable. By translating a mental model into a network of labeled relations (essentially a directed graph of symbols), one creates a shareable artifact that <text:span text:style-name="Emphasis">mirrors the coherence of the internal model</text:span>. The listener or reader can then navigate the graph and grasp complex interdependencies that would be lost in a one-dimensional narrative. This approach is used in some AI knowledge-base systems and in brainstorming software for human teams. It acts as a protocol by which the <text:span text:style-name="Strong_20_Emphasis">speaker and listener co-create a shared model</text:span>, reducing misinterpretation. In effect, it fights “symbolic overcompression” by unpacking meaning into a structured visual space rather than compressing it into a few overloaded sentences.</text:p>
        </text:list-item>
        <text:list-item>
          <text:p text:style-name="P1"><text:span text:style-name="Strong_20_Emphasis">Meta-Languages and Translation Interfaces:</text:span> In the realm of human-computer interaction, researchers have even imagined <text:span text:style-name="Emphasis">“cognitive interfaces”</text:span> that adapt to the user’s conceptual world to help translate thoughts. Donald Hoffman’s <text:span text:style-name="Strong_20_Emphasis">Interface Theory of Perception</text:span> is instructive here: it holds that our normal perceptions are like a user interface, a set of species-specific symbols (icons) tuned for fitness, not for revealing objective reality. If our <text:soft-page-break/>everyday interface (e.g. language and basic perceptions) “hides the complexity” of the world in simple symbols, perhaps we could devise new interfaces that reveal a bit more of our mind’s complexity to others. One could imagine a future communication tool that visualizes some of a speaker’s high-dimensional thought patterns (from neural data or from self-directed structuring) in real time – essentially a <text:span text:style-name="Strong_20_Emphasis">protocol to peek behind the usual interface</text:span>. While speculative, this resonates with work in <text:span text:style-name="Strong_20_Emphasis">Brain-Computer Interfaces</text:span> and <text:span text:style-name="Strong_20_Emphasis">biofeedback</text:span> where internal states are externalized as signals. Even the practice of mindfulness or therapy involves guiding someone to articulate their ineffable feelings via metaphors and narratives – a human-facilitated translation interface. Some scholars in philosophy and semiotics, like Susanne Langer, have argued that we already have <text:span text:style-name="Emphasis">multiple symbol-systems for thought</text:span>: discursive language for linear reasoning and <text:span text:style-name="Strong_20_Emphasis">presentational symbols</text:span> (like art, music, ritual) for holistic, analogical content. Langer observed that “speech is only one kind of symbolic process” and that art in particular is a form of <text:span text:style-name="Emphasis">“non-discursive symbolization”</text:span> which can convey forms and feelings that language cannot. We might view rituals, visual arts, or even dream imagery as <text:span text:style-name="Emphasis">alternative protocols</text:span> that carry insights from one mind to others (albeit requiring interpretation). For instance, a myth or a painting might encode a psychological truth that is hard to say outright but can be <text:span text:style-name="Emphasis">felt</text:span> and understood intuitively by an observer. Thus, maintaining symbolic fidelity sometimes means choosing a different medium of expression altogether – one that can preserve the nuance of the original insight.</text:p>
        </text:list-item>
      </text:list>
      <text:p text:style-name="Text_20_body">In summary, while no single <text:span text:style-name="Strong_20_Emphasis">“translation threshold protocol”</text:span> has been universally adopted, the combined wisdom of education, artificial intelligence, semiotics, and art suggests a toolkit for balancing richness and clarity. Key strategies include: <text:span text:style-name="Strong_20_Emphasis">unpacking complexity gradually</text:span>, using <text:span text:style-name="Strong_20_Emphasis">enhanced symbol systems or formal languages</text:span> where possible, <text:span text:style-name="Strong_20_Emphasis">externalizing conceptual relations</text:span> clearly (to avoid loss of structure), and even <text:span text:style-name="Strong_20_Emphasis">translating insights into other expressive forms</text:span> (visual, auditory, experiential) when linear language falls short. The goal is to let the <text:span text:style-name="Emphasis">internally coherent vision</text:span> survive the journey into an external, shareable form – to get across the idea <text:span text:style-name="Emphasis">with</text:span> its context and contour, not flattened into ambiguity. Researchers and thinkers across disciplines are actively working on pieces of this puzzle, whether it’s AI experts making neural networks <text:span text:style-name="Strong_20_Emphasis">explainable</text:span> in symbolic terms, linguists crafting precise constructed languages, or cognitive scientists studying how analogies and narratives can act as “compression-decompression” mechanisms for complex concepts.</text:p>
      <text:h text:style-name="Heading_20_2" text:outline-level="2">Preserving Symbolic Fidelity: Tools, Grammars, and Systems</text:h>
      <text:p text:style-name="Text_20_body">Building on the above, several <text:span text:style-name="Strong_20_Emphasis">practical tools and conceptual systems</text:span> have emerged to help thinkers preserve fidelity when communicating complex or high-dimensional ideas:</text:p>
      <text:list text:style-name="L2">
        <text:list-item>
          <text:p text:style-name="P2"><text:span text:style-name="Strong_20_Emphasis">Vector and Tensor Representations in AI:</text:span> In cutting-edge AI research, one challenge is making the knowledge captured in a high-dimensional model transparent. <text:span text:style-name="Emphasis">Neuro-symbolic</text:span> AI efforts integrate neural networks with symbolic logic, effectively creating systems that can take an internally complex state and express parts of it in human-comprehensible rules. For example, a deep learning system might autonomously find a pattern (insight) in data; a neuro-symbolic wrapper can then extract a rule or graph that approximates that insight for us to understand. This functions like a translation protocol between the AI’s “mind” and our symbolic language. Projects like OpenAI’s CLIP or Google’s “Attention heatmaps” for <text:soft-page-break/>transformers are early tools that reveal what an AI is focusing on (a rough analog of its internal symbols). While not directly human cognitive tools, these developments inform human-computer collaboration – suggesting that future human thinking might be augmented by AI that helps <text:span text:style-name="Emphasis">map our private intuitions onto explicit frameworks</text:span>.</text:p>
        </text:list-item>
        <text:list-item>
          <text:p text:style-name="P2"><text:span text:style-name="Strong_20_Emphasis">Knowledge Graphs and Ontologies:</text:span> In fields like semantic web and knowledge management, <text:span text:style-name="Strong_20_Emphasis">ontologies</text:span> (structured representations of concepts and relationships) and <text:span text:style-name="Strong_20_Emphasis">knowledge graphs</text:span> serve as shared symbolic spaces. When multiple experts need to communicate complex knowledge (say in biomedical research), they increasingly rely on ontological frameworks – essentially agreed-upon symbolic systems – to ensure they mean the same things by their terms. These are living exemplars of grammars that preserve relational clarity. They come with formal “translation rules” (e.g. how to convert a sentence into a triple of (subject, relation, object) in a database). By using these, a researcher’s insight (like a newly discovered connection between a gene and a disease) can be represented in a way that others’ software and understanding can immediately latch onto. It’s a real-world instantiation of a translation threshold protocol: the threshold being the formal ontology layer one must express the insight in, which guarantees a level of clarity and unambiguity once crossed.</text:p>
        </text:list-item>
        <text:list-item>
          <text:p text:style-name="P2"><text:span text:style-name="Strong_20_Emphasis">Interdisciplinary “Interface” Theories:</text:span> There are also meta-frameworks, like Donald Hoffman’s <text:span text:style-name="Strong_20_Emphasis">Interface Theory</text:span>, which encourage us to design our communications with an understanding of the human “user interface.” If our normal interface (perception and language) hides reality in simplifications, perhaps we can craft messages that work <text:span text:style-name="Emphasis">with</text:span> that interface – using symbols that resonate and are readily decoded by human minds. For instance, cognitive linguists study <text:span text:style-name="Strong_20_Emphasis">conceptual metaphors</text:span> as a tool: abstract ideas are often best conveyed by concrete metaphors because our mental interface is tuned to the concrete. Thus, a highly symbolic insight might reach others if wrapped in a metaphorical story that their intuitive mind can unpack (this is essentially what parables and allegories achieve). We can think of this as respecting the “bandwidth” and style of the human symbolic interface, to avoid overload or misfire. Efforts in <text:span text:style-name="Strong_20_Emphasis">computational semiotics</text:span> also include analyzing large data (texts, images) to find emergent symbols and patterns, which can then be fed back into interfaces. For example, algorithms exist to identify metaphors or symbolic relations in literature – potentially informing us how people naturally compress and transmit meanings. Knowing this can guide the creation of better <text:span text:style-name="Emphasis">“semantic codecs”</text:span> for translation: perhaps software that suggests to a speaker, “Your idea X has elements similar to [common metaphor Y]; try that as a bridge.” This kind of tool would directly operationalize a translation protocol.</text:p>
        </text:list-item>
        <text:list-item>
          <text:p text:style-name="P2"><text:span text:style-name="Strong_20_Emphasis">Mystical and Dream Interpretation Frameworks:</text:span> Interestingly, longstanding human traditions of interpreting dreams and mystical experiences can be seen as early attempts at “translation threshold protocols.” Freud’s method of dream interpretation treated the bizarre dream imagery as a code to be systematically translated into rational thoughts. He identified mechanisms like <text:span text:style-name="Strong_20_Emphasis">condensation</text:span>, where <text:span text:style-name="Emphasis">“a single idea or dream image stands for several associations and ideas”</text:span> – essentially a <text:span text:style-name="Emphasis">symbolic overcompression</text:span> in the dream. The psychoanalyst’s role was to unpack this one dream symbol into its many latent meanings (reverse the compression) and explain the connections. In Jungian psychology, likewise, therapists use <text:span text:style-name="Strong_20_Emphasis">archetypal symbols</text:span> as a Rosetta stone to help patients communicate deep <text:soft-page-break/>psychological content that they can’t say literally. The patient describes an internally coherent dream or vision; the analyst, using a framework of collective symbols, attempts to translate it into insights about the person’s life. While not “scientific” in the strict sense, these practices underscore the timelessness of the problem – humans have long recognized that <text:span text:style-name="Emphasis">some thoughts live in a code of images or abstract symbols</text:span>, and we need special protocols (be it ritual, analysis, or art) to share them meaningfully.</text:p>
        </text:list-item>
      </text:list>
      <text:p text:style-name="Text_20_body">Across these tools and systems, a common thread is <text:span text:style-name="Strong_20_Emphasis">interdisciplinarity</text:span>. To truly address symbolic cognition and its communication, one must draw from many domains. For instance, philosopher-scientist Douglas Hofstadter’s work on analogy (“Fluid Concepts and Creative Analogies”) bridges computer models with cognitive insights to show how high-level meanings can emerge from low-level patterns. Neuropsychologist Ralph Hoffman (to avoid confusion with Donald Hoffman) explored thought disorder in schizophrenia as a failure of filtering overload of associations – linking neurology with semantics. Philosopher <text:span text:style-name="Strong_20_Emphasis">Susanne Langer</text:span> (mentioned earlier) linked art, myth, and language in a broad theory of symbols that anticipated findings in neuroaesthetics and psychology. In the technology arena, <text:span text:style-name="Strong_20_Emphasis">Doug Engelbart</text:span> (the computer pioneer) envisioned hypertext and interactive computers as extensions of our mind for precisely this reason – to <text:span text:style-name="Strong_20_Emphasis">augment human intellect</text:span> and allow us to manage complex ideas together. His NLS/Augment system was arguably a practical attempt at a translation protocol: a new medium where humans could offload and structure thoughts (using outlines, links, etc.), thus communicating at a higher level than plain text. Today’s wikis and collaborative modeling tools are descendants of that vision, allowing groups to build shared symbolic structures (like design diagrams or system models) that preserve the integrity of each contributor’s ideas in a common space.</text:p>
      <text:h text:style-name="Heading_20_2" text:outline-level="2">Comparable Cognitive Frameworks: Mystic, Autistic, and Dream Logic</text:h>
      <text:p text:style-name="Text_20_body">The research prompt specifically asks about mystic cognition, autistic pattern thinking, and dream logic as <text:span text:style-name="Strong_20_Emphasis">comparable frameworks</text:span> – indeed, each of these represents a mode of cognition where <text:span text:style-name="Emphasis">internally coherent symbolic or high-dimensional thinking</text:span> contrasts with external communication norms:</text:p>
      <text:list text:style-name="L3">
        <text:list-item>
          <text:p text:style-name="P3"><text:span text:style-name="Strong_20_Emphasis">Mystic Cognition:</text:span> Mystical experiences (and related states like deep meditation or psychedelic trips) often produce what could be called <text:span text:style-name="Emphasis">“high-dimensional” insights</text:span>: the experiencer feels that a vast amount of knowledge or an indescribable realization has been imparted. William James called the mystical insight <text:span text:style-name="Emphasis">“noetic”</text:span> – it feels like genuine knowing – yet also <text:span text:style-name="Emphasis">“ineffable”</text:span>, beyond the reach of language. Cognitive scientists and philosophers of mind study these experiences to understand the brain’s capacity for non-ordinary cognition. Some propose that such states tap into brain networks that integrate many aspects of experience at once (emotions, sensations, concepts all blended), effectively <text:span text:style-name="Strong_20_Emphasis">compressing many dimensions of meaning into one mental state</text:span>. This is analogous to a <text:span text:style-name="Emphasis">vector in a very high-dimensional semantic space</text:span>, which normal language (perhaps limited to linear chains and smaller chunks) cannot project onto fully. Interdisciplinary researchers like cognitive scientist John Vervaeke have explored how insight problem-solving and mystical experiences might share common processes (e.g. the collapse of habitual patterns of thought and the sudden emergence of a novel, coherent perspective). There are also attempts at <text:span text:style-name="Strong_20_Emphasis">formalizing aspects of mystic cognition</text:span> – for instance, using network theory to model how <text:soft-page-break/>a mind in a psychedelic state might form more connections between normally distant ideas, yielding a more interconnected (thus harder to describe linearly) mental content. Such work sits at the edge of cognitive science, neuroscience, and even philosophy of religion. It underscores mystic cognition as a <text:span text:style-name="Strong_20_Emphasis">rich field for studying symbolic cognition</text:span>: mystics often resort to <text:span text:style-name="Strong_20_Emphasis">new symbols, paradoxes, or poetry</text:span> to convey their insights (consider the dense symbolism of texts like the Tao Te Ching or St. John of the Cross’s poems). These can be seen as custom symbolic languages trying to encode what normal language cannot – essentially, mystics develop their own micro “translation protocols,” like using paradox (“the sound of one hand clapping”) to hint at a transcendent idea.</text:p>
        </text:list-item>
        <text:list-item>
          <text:p text:style-name="P3"><text:span text:style-name="Strong_20_Emphasis">Autistic Pattern Systems:</text:span> As discussed, autism can involve a unique cognitive framework oriented around patterns, often non-social in nature. Temple Grandin, an autistic scholar, famously described that <text:span text:style-name="Emphasis">“I think in pictures. Words are like a second language to me.”</text:span> She and others have noted that autistic thinking can be <text:span text:style-name="Strong_20_Emphasis">highly associative and nonsequential</text:span>, forming a web of specific memories or images that then generalize. This resembles a <text:span text:style-name="Emphasis">database or network style cognition</text:span> more than a narrative style. Such a cognitive architecture excels at tasks like visualizing exact details, detecting tiny changes, or systematizing information (leading to strengths in fields like computer programming, music, or art). However, when it comes to interpersonal communication, the same <text:span text:style-name="Emphasis">pattern-intense, specific-focused</text:span> thinking might lead to either very literal language or to leaps that others can’t follow. Researchers in cognitive psychology have noted that autistic communication sometimes lacks the implicit contextual tuning neurotypical communication has – one theory is that autistic individuals <text:span text:style-name="Strong_20_Emphasis">over-compress or over-specify their language</text:span> based on their internal model, not realizing others don’t share the same model. The “double empathy problem” posited by Damian Milton suggests that breakdowns occur because neurotypicals also fail to understand the <text:span text:style-name="Emphasis">logical sincerity</text:span> and pattern-based language of autistics, misreading it. Interdisciplinary work here spans cognitive science (studying theory of mind and inferencing differences), linguistics (pragmatics in autistic speech), and even AI (some autistic self-advocates have likened their thinking to <text:span text:style-name="Emphasis">deterministic algorithms</text:span> vs the more random-seeming neurotypical thought – interestingly aligning with how an AI might miscommunicate with humans if not calibrated). Autistic pattern cognition thus provides a living case study in how <text:span text:style-name="Strong_20_Emphasis">internally coherent symbolic systems</text:span> (say, a personal taxonomy of categories for objects, or an idiosyncratic use of words) can diverge from shared ones. Some tools are being developed to bridge this gap: for example, communication apps that allow non-speaking autistic people to use visual symbols or typed phrases (selected based on their internal associations) which are then mapped to more typical expressions. This is essentially a tech-mediated <text:span text:style-name="Emphasis">translation protocol</text:span> for autistic cognition. Moreover, the <text:span text:style-name="Strong_20_Emphasis">neurodiversity movement</text:span> encourages creating “meeting point” languages – using more concrete, unambiguous language in general – which not only helps autistic people but often improves clarity for everyone. It’s an example of how understanding one cognitive framework can lead to communication innovations benefiting all.</text:p>
        </text:list-item>
        <text:list-item>
          <text:p text:style-name="P3"><text:span text:style-name="Strong_20_Emphasis">Deep Dream-Logic and AI Analogies:</text:span> The phrase “deep dream-logic” evokes both the logic of human dreams and the output of Google’s <text:span text:style-name="Strong_20_Emphasis">DeepDream</text:span> neural network. In human dreams, as Freud and later researchers described, there is a logic but it is <text:span text:style-name="Emphasis">associative rather than linear</text:span>. Dreams freely mix elements (a process of <text:span text:style-name="Strong_20_Emphasis">condensation and displacement</text:span>) – e.g. a single dream figure might simultaneously represent multiple people or ideas from the <text:soft-page-break/>dreamer’s life. This is essentially the dream performing an act of <text:span text:style-name="Emphasis">symbolic compression</text:span>: a lot of latent content (memories, wishes, fears) gets packed into a few vivid symbols and scenarios. The result is internally meaningful – once decoded, one symbol might unpack into several logical threads – but externally it appears bizarre. Modern neuroscience suggests this may be the brain’s way of integrating memories, by finding hidden connections between experiences in a hyper-associative mode (the sleeping brain shows altered connectivity patterns). If we view the brain as a high-dimensional network, dream cognition might be when that network explores and connects dimensions that are normally kept separate, yielding novel combinations (hence why artists often get inspiration from dreams). In any case, <text:span text:style-name="Strong_20_Emphasis">dream logic</text:span> is a prime example of a cognitive state that <text:span text:style-name="Strong_20_Emphasis">overcompresses insights into symbols</text:span> (the threshold to wakeful articulation is only crossed with effort, if at all). The Google DeepDream algorithm is a striking parallel: it was instructed to enhance whatever patterns it “saw” in an image, leading to surreal pictures where a single vague shape turns into a multitudes of dog faces, eyes, or fantastical buildings – effectively the AI was <text:span text:style-name="Emphasis">hallucinating symbols into noise</text:span>. DeepDream images are internally coherent to the network’s visual model (every pattern is maximally “meaningful” as something), but to us they look like hallucinations. Some cognitive scientists have drawn analogies between DeepDream and human pareidolia or psychosis, noting that it might be a window into what a mind would produce if it <text:span text:style-name="Strong_20_Emphasis">amplified its pattern recognition without external calibration</text:span> – not unlike a dream or a delusional state. Thus, studying <text:span text:style-name="Strong_20_Emphasis">“deep dream-logic”</text:span> – whether in silico or in sleep – provides clues to how <text:span text:style-name="Emphasis">high-dimensional pattern processing</text:span> can go both right and wrong. It teaches us that a <text:span text:style-name="Strong_20_Emphasis">protocol is needed to translate these patterns back to reality</text:span>: e.g. psychologists interpret dreams to the dreamer in plain terms, and engineers use visualization techniques to interpret neural nets. Both are translations from a pattern-rich “other language” of the mind into everyday understanding.</text:p>
        </text:list-item>
      </text:list>
      <text:h text:style-name="Heading_20_2" text:outline-level="2">Notable Researchers, Projects, and Interdisciplinary Efforts</text:h>
      <text:p text:style-name="Text_20_body">Given the breadth of this topic, it’s worth highlighting a few key <text:span text:style-name="Strong_20_Emphasis">thinkers and projects</text:span> that embody the interdisciplinary pursuit of symbolic cognition and its communication:</text:p>
      <text:list text:style-name="L4">
        <text:list-item>
          <text:p text:style-name="P4"><text:span text:style-name="Strong_20_Emphasis">Jerry Fodor (Philosopher/Cognitive Scientist):</text:span> Champion of the Language of Thought Hypothesis, his work laid the groundwork for treating thought as <text:span text:style-name="Emphasis">structured representation</text:span>. Fodor’s ideas spurred debates and further research into how concepts might be encoded in the brain and how that internal code maps to speech. While some cognitive scientists moved toward neural network models, the problem Fodor raised remains central: how does the mind’s internal <text:span text:style-name="Strong_20_Emphasis">symbol system</text:span> operate and how is it connected (or not) to the symbols we exchange socially? Contemporary researchers like Steven Pinker and Zenon Pylyshyn carried on aspects of this work, examining imagery and mental representations.</text:p>
        </text:list-item>
        <text:list-item>
          <text:p text:style-name="P4"><text:span text:style-name="Strong_20_Emphasis">Douglas Hofstadter (Cognitive Science/AI):</text:span> Hofstadter’s interdisciplinary research (in works like <text:span text:style-name="Emphasis">Gödel, Escher, Bach</text:span> and <text:span text:style-name="Emphasis">Fluid Concepts</text:span>) explored how meaning and analogies emerge from complex systems. He viewed <text:span text:style-name="Strong_20_Emphasis">analogy-making as the core of cognition</text:span>, which implies that we constantly map internal symbols to new contexts – a kind of translation. His team built computer models (e.g. the Copycat program) that solved analogy problems through fluid conceptual blending, an attempt to simulate <text:span text:style-name="Emphasis">high-dimensional cognitive leaps</text:span>. <text:soft-page-break/>Hofstadter’s work crosses AI, philosophy of mind, music, art, and more, exemplifying how understanding symbolic thought benefits from many perspectives.</text:p>
        </text:list-item>
        <text:list-item>
          <text:p text:style-name="P4"><text:span text:style-name="Strong_20_Emphasis">Chris Eliasmith and the Semantic Pointer Architecture (Neuroscience/AI):</text:span> Eliasmith led the development of the <text:span text:style-name="Strong_20_Emphasis">Semantic Pointer Architecture (SPA)</text:span>, implemented in the spiking neural model <text:span text:style-name="Strong_20_Emphasis">Spaun</text:span> (the first large-scale brain simulation to perform cognitive tasks). SPA is essentially a <text:span text:style-name="Emphasis">vector symbolic architecture</text:span> – it represents complex symbols as high-dimensional vectors (semantic pointers) that can be bound and unbound using mathematical operations. This work is a breakthrough in showing how a brain-like system could carry out symbolic reasoning (like parsing a sentence or doing simple math) in a neural, distributed manner. It suggests a concrete model for how our brains might encode something like “whales are mammals” as a neural vector and still combine it with other vectors for inference. Eliasmith’s team integrated ideas from psychology (memory capacity, serial recall errors) with engineering and computer science. By demonstrating a working example of a <text:span text:style-name="Strong_20_Emphasis">unified neural-symbolic architecture</text:span>, this project moves us closer to AI that thinks more like we do – and to understanding how our high-dimensional thoughts could be <text:span text:style-name="Emphasis">decoded</text:span>.</text:p>
        </text:list-item>
        <text:list-item>
          <text:p text:style-name="P4"><text:span text:style-name="Strong_20_Emphasis">Bernard Crespi (Biology/Psychiatry) and Neurodiversity Researchers:</text:span> Crespi’s “Pattern Unifies Autism” perspective is just one example of interdisciplinary work on cognition in neurodivergent populations. Researchers like Simon Baron-Cohen (theory of mind and systemizing in autism), Uta Frith (central coherence theory), and recently Damian Milton (double empathy) all contribute to a picture of <text:span text:style-name="Emphasis">different cognitive architectures in humans</text:span>. Their work not only deepens clinical understanding but also expands cognitive science models to include <text:span text:style-name="Strong_20_Emphasis">nonlinear, non-neurotypical ways of thinking</text:span>. This has practical spinoffs: for instance, designing education or workplaces to better accommodate pattern-based thinking, or creating new communication platforms (visual chat tools, literal language options) that serve people who think differently. Organizations in the neurodiversity movement often collaborate with designers and technologists – effectively applied interdisciplinary work – to implement these ideas.</text:p>
        </text:list-item>
        <text:list-item>
          <text:p text:style-name="P4"><text:span text:style-name="Strong_20_Emphasis">Donald D. Hoffman (Cognitive Science/Evolutionary Theory):</text:span> Hoffman’s interface theory and his book <text:span text:style-name="Emphasis">The Case Against Reality</text:span> provoke fruitful debate about the nature of perception and symbols. By using evolutionary game theory, he provides a rigorous argument that what we perceive (and by extension, the <text:span text:style-name="Emphasis">symbols we trade in communication</text:span>) are <text:span text:style-name="Emphasis">adaptive illusions</text:span> rather than veridical representations of reality. While controversial, this pushes interface design and <text:span text:style-name="Emphasis">AR/VR research</text:span> to consider how our mind’s interface might be intentionally altered. It also intersects with philosophy (questions of reality vs perception) and computer science (HCI design principles). Hoffman’s work is a good example of how <text:span text:style-name="Strong_20_Emphasis">theoretical insight can inspire practical innovation</text:span> – e.g. if our standard interface hides complexity, maybe a virtual reality could let two people share an abstract concept more directly by visualizing it beyond normal perception.</text:p>
        </text:list-item>
        <text:list-item>
          <text:p text:style-name="P4"><text:span text:style-name="Strong_20_Emphasis">Susanne Langer (Philosophy of Mind/Aesthetics):</text:span> Decades before cognitive science existed, Langer articulated a theory of mind where <text:span text:style-name="Strong_20_Emphasis">symbols are the fabric of thought</text:span>, and importantly, not all symbols are words. In <text:span text:style-name="Emphasis">Philosophy in a New Key</text:span> (1942) she introduced the notion of <text:span text:style-name="Emphasis">presentational symbols</text:span> (as in art, music, dance) vs. <text:span text:style-name="Emphasis">discursive symbols</text:span> (language). She provided a systematic analysis of how art conveys meaning and argued that <text:soft-page-break/>human minds continuously engage in symbolization as a primary activity. Current fields like cognitive semiotics and neuroaesthetics echo her ideas, studying how the brain responds to art or how meaning is constructed in narrative vs. image. Langer can be seen as a pioneer of <text:span text:style-name="Strong_20_Emphasis">interdisciplinary symbolic systems</text:span> thinking, linking logic, emotion, art, and biology. Modern projects at places like the <text:span text:style-name="Emphasis">Center for Cognitive Semiotics</text:span> (Lund University) carry forward this integrative approach, examining everything from gesture to music as part of the human symbolic capacity. They strive to develop formal ways to describe meaning-making across different modes – effectively seeking a general framework for <text:span text:style-name="Emphasis">symbolic fidelity</text:span> regardless of medium.</text:p>
        </text:list-item>
        <text:list-item>
          <text:p text:style-name="P4"><text:span text:style-name="Strong_20_Emphasis">John Sowa and Knowledge Representation (AI/Semantics):</text:span> John F. Sowa’s work on <text:span text:style-name="Strong_20_Emphasis">Conceptual Graphs</text:span> and involvement in the development of the <text:span text:style-name="Strong_20_Emphasis">Common Logic</text:span> standard exemplify efforts to formalize how complex ideas can be represented so that they are both human-understandable and machine-processable. His conceptual graphs were inspired by both semantic networks (AI) and Charles Peirce’s logic diagrams, combining them into a versatile graph logic. This has influenced the design of knowledge representation languages in AI and the semantic web’s Resource Description Framework (RDF). Sowa’s approach is deeply interdisciplinary: drawing from linguistics (syntax/semantics interface), philosophy (ontology, Peirce’s semiotics), and computer science. The ongoing development of <text:span text:style-name="Strong_20_Emphasis">ontologies in domains like medicine</text:span> (e.g. the SNOMED CT medical ontology) and industry knowledge graphs (Google’s Knowledge Graph) can trace conceptual lineage to these ideas. They represent concrete progress in creating <text:span text:style-name="Emphasis">shareable symbolic systems</text:span> that preserve meaning across different agents (software or human). In practice, if two AI systems or two researchers share an ontology, they have a <text:span text:style-name="Emphasis">protocol</text:span> for translating their internal insights to each other with high fidelity.</text:p>
        </text:list-item>
        <text:list-item>
          <text:p text:style-name="P4"><text:span text:style-name="Strong_20_Emphasis">OpenCog and Other Cognitive Architectures (AI/Cognitive Science):</text:span> OpenCog is an open-source project aiming to build AGI (artificial general intelligence) by integrating various components – a symbolic knowledge base (Atomspace), neural learning, evolutionary learning, etc. It is essentially implementing a <text:span text:style-name="Strong_20_Emphasis">cognitive architecture</text:span> that doesn’t commit to one representation but allows different representations to coexist (symbolic logic, embeddings, images) and inform each other. Projects like OpenCog, IBM’s Neuro-Symbolic AI research, and MIT’s work on <text:span text:style-name="Emphasis">Liquid Networks</text:span> all strive to overcome the symbolic vs. sub-symbolic divide. They are relevant because they produce tools and theories for how an “idea” represented one way (say as a deep network activation) can be converted into another form (like a logical rule or explanation). This is directly analogous to our human problem of translating insights – if we solve it for AI, we might adapt those solutions for ourselves. For instance, if a deep learning system can explain its reasoning by outputting a small decision tree (a simplified symbolic explanation), perhaps a complex human thought could be assisted by an AI that suggests a “decision tree” summary for the person to communicate. While speculative, the cross-pollination between AI transparency research and human cognitive aid is a promising frontier.</text:p>
        </text:list-item>
      </text:list>
      <text:p text:style-name="Text_20_body">The roster above is by no means exhaustive, but it illustrates how <text:span text:style-name="Strong_20_Emphasis">addressing symbolic cognition in a comprehensive way truly requires an interdisciplinary lens</text:span>. Each researcher or project contributes a piece: from the <text:span text:style-name="Strong_20_Emphasis">theoretical foundations</text:span> (philosophy of mind, semiotics) to <text:span text:style-name="Strong_20_Emphasis">empirical studies</text:span> (cognitive psychology, neuroscience of patterns, social impact in psychiatry) to <text:span text:style-name="Strong_20_Emphasis">practical </text:span><text:soft-page-break/><text:span text:style-name="Strong_20_Emphasis">implementations</text:span> (AI models, communication tools, languages). The convergence of these efforts is gradually illuminating the path toward what the prompt calls the <text:span text:style-name="Emphasis">“proposed research prompt”</text:span> – essentially an integrative framework for <text:span text:style-name="Emphasis">internally coherent, high-dimensional thought and its translation</text:span>. By surveying existing work, we see that the building blocks of such a framework are already being developed across domains.</text:p>
      <text:h text:style-name="Heading_20_2" text:outline-level="2">Conclusion</text:h>
      <text:p text:style-name="Text_20_body">Symbolic cognition – especially in its most <text:span text:style-name="Strong_20_Emphasis">nonlinear, high-dimensional forms</text:span> – presents both a dazzling capability of the mind and a daunting communication challenge. We have ideas that outrun our words, patterns of thought that don’t fit the common templates. The research and examples discussed show that this phenomenon is recognized across many contexts: from a scientist grappling with a theory too novel for the current jargon, to an autistic person thinking in intricate visual patterns, to a mystic feeling they touched an unspeakable truth, to an AI whose latent space concept doesn’t have a name. Far from being <text:span text:style-name="Emphasis">esoteric</text:span>, these situations hint at the fundamental structure of human cognition – that <text:span text:style-name="Strong_20_Emphasis">the language of the mind is richer than the language of society</text:span> in many ways.</text:p>
      <text:p text:style-name="Text_20_body">Fortunately, as we’ve seen, a rich body of interdisciplinary work is already charting ways to bridge this gap. Cognitive architectures marrying neural and symbolic representations give us models of how high-dimensional insights might be formed and structured internally. Semiotics, philosophy, and linguistics provide theories and tools (from algebraic semiotics to constructed languages) for maintaining meaning when transferring between symbol systems. Psychology and neuroscience warn us of the costs when translation fails – in the isolation of individuals or the pathology of overloaded minds – reinforcing the importance of developing better <text:span text:style-name="Strong_20_Emphasis">“translation protocols.”</text:span> And emerging technologies and methodologies, from concept mapping software to explainable AI techniques, offer practical means to <text:span text:style-name="Emphasis">externalize the inexpressible</text:span>.</text:p>
      <text:p text:style-name="Text_20_body">In essence, the state of research suggests an emerging <text:span text:style-name="Strong_20_Emphasis">“interface theory of mind”</text:span>: a recognition that our minds might operate with vast symbolic richness (like a high-dimensional reality), and we need intentional interfaces to make that richness sharable. Whether those interfaces are new languages, better visuals, narrative devices, or brain-to-brain links, is an open question – likely it will be all of the above. The key is that <text:span text:style-name="Strong_20_Emphasis">symbolic fidelity</text:span> in communication is becoming an attainable goal, not just a philosophical dream. By building on the work of the thinkers and projects outlined – from Fodor’s mentalese and Langer’s presentational symbols to Eliasmith’s neural vectors and Crespi’s pattern minds – researchers are increasingly able to <text:span text:style-name="Emphasis">define, formalize, and test</text:span> ways of balancing profound insight with clear relation. The dialogue now includes cognitive scientists, computer scientists, artists, mystics, and more, all contributing perspectives on how to prevent meaning from being lost in translation.</text:p>
      <text:p text:style-name="Text_20_body">Ultimately, the quest to understand and communicate our most complex cognitive content is a deeply human one. It speaks to our desire to be <text:span text:style-name="Emphasis">understood</text:span> and to <text:span text:style-name="Emphasis">understand each other</text:span> at the level of our true thoughts and feelings, not just at the surface. The interdisciplinary research we’ve surveyed is paving the way toward that end. In the future, we might see <text:span text:style-name="Strong_20_Emphasis">practical “thought translators”</text:span> – whether in the form of intelligent software or better educational paradigms – that allow someone’s internally coherent yet externally opaque idea to be <text:span text:style-name="Strong_20_Emphasis">faithfully translated</text:span> for others, without diluting the magic of its symbolism. That future, hinted at by everything from Blissymbols to AI semantic pointers, will represent a significant leap in collective intelligence and <text:soft-page-break/>empathy: a world where <text:span text:style-name="Emphasis">deep dream-logics, autistic patterns, and mystical intuitions</text:span> can enter the forum of shared human knowledge, enriching us all while honoring their complexity.</text:p>
      <text:p text:style-name="Text_20_body"><text:span text:style-name="Strong_20_Emphasis">Sources:</text:span></text:p>
      <text:list text:style-name="L5">
        <text:list-item>
          <text:p text:style-name="P5">Fodor, J. (1975). <text:span text:style-name="Emphasis">The Language of Thought</text:span>. (LOTH overview in SEP)</text:p>
        </text:list-item>
        <text:list-item>
          <text:p text:style-name="P5">Kelly, M. et al. (2024). "High-Dimensional Vector Spaces as the Architecture of Cognition." <text:span text:style-name="Emphasis">Proc. of CogSci Society</text:span></text:p>
        </text:list-item>
        <text:list-item>
          <text:p text:style-name="P5">Richards, B.A. et al. (2022). "A Neural Generative Cognitive Architecture" (predictive processing + holographic memory)</text:p>
        </text:list-item>
        <text:list-item>
          <text:p text:style-name="P5">Crespi, B. (2021). "Pattern Unifies Autism." <text:span text:style-name="Emphasis">Frontiers in Psychiatry, 12</text:span>, Article 621659</text:p>
        </text:list-item>
        <text:list-item>
          <text:p text:style-name="P5">Conrad, K. (1958). <text:span text:style-name="Emphasis">Die beginnende Schizophrenie</text:span> (introduced <text:span text:style-name="Emphasis">Apophänie</text:span>). Quoted in</text:p>
        </text:list-item>
        <text:list-item>
          <text:p text:style-name="P5">James, W. (1902). <text:span text:style-name="Emphasis">The Varieties of Religious Experience</text:span> (characteristics of mystic states)</text:p>
        </text:list-item>
        <text:list-item>
          <text:p text:style-name="P5">Langer, S. (1942). <text:span text:style-name="Emphasis">Philosophy in a New Key</text:span>. (discussed in Thoughtjam notes)</text:p>
        </text:list-item>
        <text:list-item>
          <text:p text:style-name="P5">Quijada, J. – <text:span text:style-name="Emphasis">Ithkuil: A Constructed Language</text:span> (Ithkuil design goals)</text:p>
        </text:list-item>
        <text:list-item>
          <text:p text:style-name="P5">Bliss, C. – <text:span text:style-name="Emphasis">Blissymbolics</text:span> (as described by St. Carey)</text:p>
        </text:list-item>
        <text:list-item>
          <text:p text:style-name="P5">Hoffman, D.D. (2015). "The Interface Theory of Perception." <text:span text:style-name="Emphasis">Psychon. Bull. &amp; Rev.</text:span></text:p>
        </text:list-item>
        <text:list-item>
          <text:p text:style-name="P5">Freud, S. (1900). <text:span text:style-name="Emphasis">The Interpretation of Dreams</text:span> (dream-work processes)</text:p>
        </text:list-item>
        <text:list-item>
          <text:p text:style-name="P5"><text:span text:style-name="Strong_20_Emphasis">Additional References</text:span>: Stanford Encyclopedia entries on <text:span text:style-name="Emphasis">Language of Thought</text:span>, <text:span text:style-name="Emphasis">Mysticism</text:span>; Wikipedia summaries on <text:span text:style-name="Emphasis">Apophenia</text:span>, <text:span text:style-name="Emphasis">Condensation (dreams)</text:span>; Computational Semiotics overview; Temple Grandin’s accounts; etc. These and other sources were used to triangulate and confirm the points abov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3T07:32:45.597956807</meta:creation-date>
    <dc:date>2025-05-23T07:41:06.090171355</dc:date>
    <meta:editing-duration>PT8M23S</meta:editing-duration>
    <meta:editing-cycles>2</meta:editing-cycles>
    <meta:generator>LibreOffice/7.4.7.2$Linux_AARCH64 LibreOffice_project/40$Build-2</meta:generator>
    <meta:document-statistic meta:table-count="0" meta:image-count="0" meta:object-count="0" meta:page-count="14" meta:paragraph-count="62" meta:word-count="7242" meta:character-count="50493" meta:non-whitespace-character-count="43268"/>
  </office:meta>
</office:document-meta>
</file>